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2" office:value-type="string" calcext:value-type="string">
            <text:p>Key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1" office:value-type="string" calcext:value-type="string">
            <text:p>/api/v3/alttitle</text:p>
          </table:table-cell>
          <table:table-cell office:value-type="string" calcext:value-type="string">
            <text:p>/api</text:p>
          </table:table-cell>
          <table:table-cell/>
          <table:table-cell table:style-name="ce3"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1" office:value-type="string" calcext:value-type="string">
            <text:p>/api/v3/alttitle/{id}</text:p>
          </table:table-cell>
          <table:table-cell office:value-type="string" calcext:value-type="string">
            <text:p>/api/v3/autotagging</text:p>
          </table:table-cell>
          <table:table-cell/>
          <table:table-cell table:style-name="ce3" office:value-type="string" calcext:value-type="string">
            <text:p>In Progress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1" office:value-type="string" calcext:value-type="string">
            <text:p>/api/v3/blocklist/movie</text:p>
          </table:table-cell>
          <table:table-cell office:value-type="string" calcext:value-type="string">
            <text:p>/api/v3/autotagging/{id}</text:p>
          </table:table-cell>
          <table:table-cell/>
          <table:table-cell table:style-name="ce4" office:value-type="string" calcext:value-type="string">
            <text:p>Not Started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1" office:value-type="string" calcext:value-type="string">
            <text:p>/api/v3/collection</text:p>
          </table:table-cell>
          <table:table-cell office:value-type="string" calcext:value-type="string">
            <text:p>/api/v3/autotagging/sche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1" office:value-type="string" calcext:value-type="string">
            <text:p>/api/v3/collection/{id}</text:p>
          </table:table-cell>
          <table:table-cell office:value-type="string" calcext:value-type="string">
            <text:p>/api/v3/system/backu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1" office:value-type="string" calcext:value-type="string">
            <text:p>/api/v3/credit</text:p>
          </table:table-cell>
          <table:table-cell office:value-type="string" calcext:value-type="string">
            <text:p>/api/v3/system/backup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1" office:value-type="string" calcext:value-type="string">
            <text:p>/api/v3/credit/{id}</text:p>
          </table:table-cell>
          <table:table-cell office:value-type="string" calcext:value-type="string">
            <text:p>/api/v3/system/backup/restore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1" office:value-type="string" calcext:value-type="string">
            <text:p>/api/v3/extrafile</text:p>
          </table:table-cell>
          <table:table-cell office:value-type="string" calcext:value-type="string">
            <text:p>/api/v3/system/backup/restore/uploa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1" office:value-type="string" calcext:value-type="string">
            <text:p>/api/v3/history/movie</text:p>
          </table:table-cell>
          <table:table-cell office:value-type="string" calcext:value-type="string">
            <text:p>/api/v3/blocklis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1" office:value-type="string" calcext:value-type="string">
            <text:p>/api/v3/exclusions</text:p>
          </table:table-cell>
          <table:table-cell office:value-type="string" calcext:value-type="string">
            <text:p>/api/v3/blocklist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1" office:value-type="string" calcext:value-type="string">
            <text:p>/api/v3/exclusions/paged</text:p>
          </table:table-cell>
          <table:table-cell office:value-type="string" calcext:value-type="string">
            <text:p>/api/v3/blocklist/bul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1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1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1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1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languageprofile/{id}</text:p>
          </table:table-cell>
          <table:table-cell table:style-name="ce1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languageprofile/schema</text:p>
          </table:table-cell>
          <table:table-cell table:style-name="ce1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1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1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1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1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1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1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1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1" office:value-type="string" calcext:value-type="string">
            <text:p>/api/v3/movie/{id}/folder</text:p>
          </table:table-cell>
          <table:table-cell office:value-type="string" calcext:value-type="string">
            <text:p>/api/v3/diskspa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1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1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downloadclient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downloadclient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downloadclient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downloadcli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downloadclien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filesyst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filesystem/typ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filesystem/mediafi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heal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histo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history/si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history/failed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ho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hos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bu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anualimpo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naming/examp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bu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grab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grab/bu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detai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lea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leaseprof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leaseprofile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lease/pus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na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rout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routes/duplic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shutdow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resta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tas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task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5T22:59:28.308024626</dc:date>
    <meta:editing-duration>PT22M3S</meta:editing-duration>
    <meta:editing-cycles>7</meta:editing-cycles>
    <meta:generator>LibreOffice/25.2.4.3$Linux_X86_64 LibreOffice_project/33e196637044ead23f5c3226cde09b47731f7e27</meta:generator>
    <meta:document-statistic meta:table-count="1" meta:cell-count="191" meta:object-count="0"/>
  </office:meta>
</office:document-meta>
</file>